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140fe9" officeooo:paragraph-rsid="00140fe9"/>
    </style:style>
    <style:style style:name="P2" style:family="paragraph" style:parent-style-name="Standard">
      <style:text-properties fo:language="it" fo:country="IT" officeooo:rsid="000f1788" officeooo:paragraph-rsid="000f1788"/>
    </style:style>
    <style:style style:name="P3" style:family="paragraph" style:parent-style-name="Standard" style:list-style-name="L1">
      <style:text-properties officeooo:paragraph-rsid="00141bfc"/>
    </style:style>
    <style:style style:name="P4" style:family="paragraph" style:parent-style-name="Standard" style:list-style-name="L1">
      <style:text-properties officeooo:rsid="00141bfc" officeooo:paragraph-rsid="00141bfc"/>
    </style:style>
    <style:style style:name="P5" style:family="paragraph" style:parent-style-name="Standard">
      <style:text-properties officeooo:paragraph-rsid="00141bfc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41bfc"/>
    </style:style>
    <style:style style:name="T3" style:family="text">
      <style:text-properties fo:language="it" fo:country="IT" officeooo:rsid="00140fe9"/>
    </style:style>
    <style:style style:name="T4" style:family="text">
      <style:text-properties fo:language="it" fo:country="IT" fo:font-style="italic" officeooo:rsid="00140fe9" style:font-style-asian="italic" style:font-style-complex="italic"/>
    </style:style>
    <style:style style:name="T5" style:family="text">
      <style:text-properties fo:language="it" fo:country="IT" officeooo:rsid="0015e6f1"/>
    </style:style>
    <style:style style:name="T6" style:family="text">
      <style:text-properties officeooo:rsid="00141bfc"/>
    </style:style>
    <style:style style:name="T7" style:family="text">
      <style:text-properties officeooo:rsid="0015e6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l file di configurazione config.txt contiene:</text:p>
      <text:p text:style-name="P2">- numero di thread worker</text:p>
      <text:p text:style-name="P2">- dimensione dello spazio di memorizzazione</text:p>
      <text:p text:style-name="P2">- nome socket file</text:p>
      <text:p text:style-name="P2">- numero massimo di filmemorizzabili</text:p>
      <text:p text:style-name="P2">- </text:p>
      <text:p text:style-name="P2"/>
      <text:p text:style-name="P1"><text:span text:style-name="T7">T</text:span>hread main (manager):</text:p>
      <text:p text:style-name="P1"/>
      <text:p text:style-name="P5"><text:span text:style-name="T2">C</text:span><text:span text:style-name="T3">iclo che gestisce le richieste dei client </text:span><text:span text:style-name="T2">attraverso una select</text:span><text:span text:style-name="T3">, </text:span><text:span text:style-name="T5">la select si occupa anche di gestire i fd di ritorno dai thread worker e i segnali inviati dall’handler attraverso una pipe:</text:span></text:p>
      <text:list xml:id="list3016429876" text:style-name="L1">
        <text:list-item>
          <text:p text:style-name="P3"><text:span text:style-name="T3">se la terminazione deve essere veloce chiudo tutti i descrittori relativi ai client che sono connessi ma non hanno </text:span><text:span text:style-name="T2">una richiesta in esecuzione</text:span><text:span text:style-name="T3"> (cioè quelli in </text:span><text:span text:style-name="T4">set</text:span><text:span text:style-name="T3">), </text:span><text:span text:style-name="T2">i descrittori che sono già della coda invece vengono comunque gestiti perché si presume che abbiano già scritto la loro richiesta nel socket. Esco subito dal ciclo.</text:span></text:p>
        </text:list-item>
        <text:list-item>
          <text:p text:style-name="P4"><text:span text:style-name="T2">i</text:span><text:span text:style-name="T1">n caso di terminazione lenta, basta non ascoltare più il socket per non accettare nuove connessioni. Ad ogni iterazione controllo il numero di client connessi e quando arriva a 0 esco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9:45:54.726712479</meta:creation-date>
    <dc:date>2021-05-19T23:26:02.700829171</dc:date>
    <meta:editing-duration>PT3H23M5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49" meta:character-count="899" meta:non-whitespace-character-count="760"/>
  </office:meta>
</office:document-meta>
</file>